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MockMaker.createMock( MockCreationSettings &lt; T &gt; settings , Mock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MockMaker.resetMock( Object mock , MockHandler newHandler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ckMaker.getHandler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ckMaker.isTypeMockabl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